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K_ratio</text:p>
          </table:table-cell>
          <table:table-cell office:value-type="string" calcext:value-type="string">
            <text:p>DTP13SK100_nm</text:p>
          </table:table-cell>
          <table:table-cell office:value-type="string" calcext:value-type="string">
            <text:p>DTP13SK100_err</text:p>
          </table:table-cell>
          <table:table-cell office:value-type="string" calcext:value-type="string">
            <text:p>DTP_ratio</text:p>
          </table:table-cell>
          <table:table-cell office:value-type="string" calcext:value-type="string">
            <text:p>DTP10_SK100_nm</text:p>
          </table:table-cell>
          <table:table-cell office:value-type="string" calcext:value-type="string">
            <text:p>DTP10_SK100_er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93333333333333" calcext:value-type="float">
            <text:p>1.93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.73333333333333" calcext:value-type="float">
            <text:p>3.7333333333333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2.93333333333333" calcext:value-type="float">
            <text:p>2.93333333333333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2.76666666666667" calcext:value-type="float">
            <text:p>2.76666666666667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23333333333333" calcext:value-type="float">
            <text:p>2.2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1.96666666666667" calcext:value-type="float">
            <text:p>1.96666666666667</text:p>
          </table:table-cell>
          <table:table-cell office:value-type="float" office:value="0.0666666666666667" calcext:value-type="float">
            <text:p>0.066666666666666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70" calcext:value-type="float">
            <text:p>70</text:p>
          </table:table-cell>
          <table:table-cell office:value-type="float" office:value="2.7" calcext:value-type="float">
            <text:p>2.7</text:p>
          </table:table-cell>
          <table:table-cell office:value-type="float" office:value="0.0666666666666667" calcext:value-type="float">
            <text:p>0.066666666666666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90" calcext:value-type="float">
            <text:p>90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.7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20:34:33.354685836</meta:creation-date>
    <dc:date>2024-11-01T20:42:16.088818591</dc:date>
    <meta:editing-duration>PT7M43S</meta:editing-duration>
    <meta:editing-cycles>1</meta:editing-cycles>
    <meta:document-statistic meta:table-count="1" meta:cell-count="48" meta:object-count="0"/>
    <meta:generator>LibreOffice/24.2.6.2$Linux_X86_64 LibreOffice_project/420$Build-2</meta:generator>
  </office:meta>
</office:document-meta>
</file>